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" style:parent-style-name="預設段落字型" style:family="text">
      <style:text-properties style:font-name="標楷體" style:font-name-asian="標楷體" style:font-name-complex="標楷體" fo:color="#000000" fo:font-size="16pt" style:font-size-asian="16pt" style:font-size-complex="16pt"/>
    </style:style>
    <style:style style:name="P4" style:parent-style-name="內文" style:family="paragraph">
      <style:paragraph-properties fo:text-align="center"/>
    </style:style>
    <style:style style:name="T5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6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9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10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2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13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14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1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6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0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2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24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2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6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30" style:parent-style-name="內文" style:family="paragraph">
      <style:text-properties style:font-name-asian="標楷體" fo:font-size="13pt" style:font-size-asian="13pt"/>
    </style:style>
    <style:style style:name="T3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2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3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4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3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7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38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43" style:parent-style-name="內文" style:family="paragraph">
      <style:paragraph-properties fo:text-align="justify"/>
    </style:style>
    <style:style style:name="T44" style:parent-style-name="預設段落字型" style:family="text">
      <style:text-properties style:font-name="標楷體" style:font-name-asian="標楷體" style:font-name-complex="標楷體" fo:color="#000000"/>
    </style:style>
    <style:style style:name="T4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6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4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4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1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5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6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5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0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6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2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6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64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P65" style:parent-style-name="內文" style:family="paragraph">
      <style:text-properties style:font-name-asian="標楷體" fo:font-weight="bold" style:font-weight-asian="bold" style:font-weight-complex="bold" fo:font-size="16pt" style:font-size-asian="16pt"/>
    </style:style>
    <style:style style:name="P66" style:parent-style-name="內文" style:family="paragraph">
      <style:text-properties style:font-name-asian="標楷體" fo:font-weight="bold" style:font-weight-asian="bold" style:font-weight-complex="bold" fo:font-size="16pt" style:font-size-asian="16pt"/>
    </style:style>
    <style:style style:name="P67" style:parent-style-name="內文" style:family="paragraph">
      <style:text-properties style:font-name-asian="標楷體" fo:font-weight="bold" style:font-weight-asian="bold" style:font-weight-complex="bold" fo:font-size="16pt" style:font-size-asian="16pt"/>
    </style:style>
    <style:style style:name="P68" style:parent-style-name="內文" style:family="paragraph">
      <style:text-properties style:font-name="標楷體" style:font-name-asian="標楷體" fo:font-weight="bold" style:font-weight-asian="bold" fo:font-size="16pt" style:font-size-asian="16pt" style:font-size-complex="16pt"/>
    </style:style>
    <style:style style:name="P69" style:parent-style-name="內文" style:family="paragraph">
      <style:text-properties style:font-name="標楷體" style:font-name-asian="標楷體" fo:font-weight="bold" style:font-weight-asian="bold" fo:font-size="16pt" style:font-size-asian="16pt" style:font-size-complex="16pt"/>
    </style:style>
    <style:style style:name="T70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T71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name="P72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P73" style:parent-style-name="內文" style:family="paragraph">
      <style:text-properties style:font-name="標楷體" style:font-name-asian="標楷體" fo:font-weight="bold" style:font-weight-asian="bold" fo:font-size="16pt" style:font-size-asian="16pt" style:font-size-complex="16pt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042in" svg:stroke-color="#000000" draw:marker-end="a27" svg:stroke-opacity="100%" draw:stroke-linejoin="round" style:horizontal-rel="paragraph" style:vertical-rel="paragraph" style:horizontal-pos="from-left" style:vertical-pos="from-top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042in" svg:stroke-color="#000000" draw:marker-end="a9" svg:stroke-opacity="100%" draw:stroke-linejoin="round" style:horizontal-rel="paragraph" style:vertical-rel="paragraph" style:horizontal-pos="from-left" style:vertical-pos="from-top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5">
      <style:graphic-properties style:wrap="run-through" style:run-through="foreground" draw:fill="none" draw:stroke="solid" svg:stroke-width="0.01042in" svg:stroke-color="#000000" draw:marker-end="a14" svg:stroke-opacity="100%" draw:stroke-linejoin="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042in" svg:stroke-color="#000000" draw:marker-end="a16" svg:stroke-opacity="100%" draw:stroke-linejoin="round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3">
      <style:graphic-properties draw:fill="none" draw:stroke="solid" svg:stroke-width="0.01042in" svg:stroke-color="#000000" draw:marker-end="a42" svg:stroke-opacity="100%" draw:stroke-linejoin="round"/>
    </style:style>
    <style:style style:family="graphic" style:name="a6">
      <style:graphic-properties style:wrap="run-through" style:run-through="foreground" draw:fill="none" draw:stroke="solid" svg:stroke-width="0.01042in" svg:stroke-color="#000000" draw:marker-end="a5" svg:stroke-opacity="100%" draw:stroke-linejoin="round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1042in" svg:stroke-color="#000000" draw:marker-end="a44" svg:stroke-opacity="100%" draw:stroke-linejoin="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righ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wrap="run-through" style:run-through="foreground" draw:fill="solid" draw:fill-color="#ffffff" draw:opacity="100%" draw:stroke="solid" svg:stroke-width="0.00347in" svg:stroke-color="#00000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1.41389in" svg:y="0.39444in" svg:width="3.16111in" svg:height="0.5in" draw:z-index="251659776" draw:id="id0" draw:style-name="a0" draw:name="Rectangle 26" text:anchor-type="paragraph"><svg:title/><svg:desc/><text:p text:style-name="內文"><text:span text:style-name="T3">變更起、承、監造人作業流程表</text:span></text:p><draw:enhanced-geometry draw:type="non-primitive" svg:viewBox="0 0 21600 21600" draw:enhanced-path="M 0 0 L 21600 0 21600 21600 0 21600 Z N"/></draw:custom-shape></text:span></text:p>
      <text:p text:style-name="P4"><text:span text:style-name="T5"><draw:custom-shape svg:x="2.625in" svg:y="6.75in" svg:width="0.54236in" svg:height="0.25in" draw:z-index="251650560" draw:id="id1" draw:style-name="a1" draw:name="Rectangle 17" text:anchor-type="paragraph"><svg:title/><svg:desc/><text:p text:style-name="內文"><text:span text:style-name="T6">書副本</text:span></text:p><draw:enhanced-geometry draw:type="non-primitive" svg:viewBox="0 0 21600 21600" draw:enhanced-path="M 0 0 L 21600 0 21600 21600 0 21600 Z N"/></draw:custom-shape></text:span><text:span text:style-name="T7"><draw:custom-shape svg:x="2.375in" svg:y="6.5in" svg:width="1.08403in" svg:height="0.25in" draw:z-index="251649536" draw:id="id2" draw:style-name="a2" draw:name="Rectangle 16" text:anchor-type="paragraph"><svg:title/><svg:desc/><text:p text:style-name="內文"><text:span text:style-name="T8">回執照及報告</text:span></text:p><draw:enhanced-geometry draw:type="non-primitive" svg:viewBox="0 0 21600 21600" draw:enhanced-path="M 0 0 L 21600 0 21600 21600 0 21600 Z N"/></draw:custom-shape></text:span><text:span text:style-name="T9"><draw:custom-shape svg:x="2.375in" svg:y="6.25in" svg:width="1.08403in" svg:height="0.25in" draw:z-index="251648512" draw:id="id3" draw:style-name="a3" draw:name="Rectangle 15" text:anchor-type="paragraph"><svg:title/><svg:desc/><text:p text:style-name="內文"><text:span text:style-name="T10">通知申請人領</text:span></text:p><draw:enhanced-geometry draw:type="non-primitive" svg:viewBox="0 0 21600 21600" draw:enhanced-path="M 0 0 L 21600 0 21600 21600 0 21600 Z N"/></draw:custom-shape></text:span><text:span text:style-name="T11"><draw:custom-shape svg:x="2.27014in" svg:y="6.18333in" svg:width="1.26736in" svg:height="0.84375in" draw:z-index="251647488" draw:id="id4" draw:style-name="a4" draw:name="Rectangle 14" text:anchor-type="paragraph"><svg:title/><svg:desc/><draw:enhanced-geometry draw:type="non-primitive" svg:viewBox="0 0 21600 21600" draw:enhanced-path="M 0 0 L 21600 0 21600 21600 0 21600 Z N"/></draw:custom-shape></text:span><text:span text:style-name="T12"><draw:connector draw:type="line" svg:x1="2.85972in" svg:y1="5.69444in" svg:x2="2.85972in" svg:y2="6.19444in" draw:z-index="251675136" draw:id="id5" draw:style-name="a6" draw:name="Line 41" text:anchor-type="paragraph"><svg:title/><svg:desc/></draw:connector></text:span><text:span text:style-name="T13"><draw:connector draw:type="line" svg:x1="2.85972in" svg:y1="4.55903in" svg:x2="2.85972in" svg:y2="5.05903in" draw:z-index="251674112" draw:id="id6" draw:style-name="a8" draw:name="Line 40" text:anchor-type="paragraph"><svg:title/><svg:desc/></draw:connector></text:span><text:span text:style-name="T14"><draw:connector draw:type="line" svg:x1="2.87361in" svg:y1="3.3875in" svg:x2="2.87361in" svg:y2="3.8875in" draw:z-index="251673088" draw:id="id7" draw:style-name="a10" draw:name="Line 39" text:anchor-type="paragraph"><svg:title/><svg:desc/></draw:connector></text:span><text:span text:style-name="T15"><draw:custom-shape svg:x="2.5in" svg:y="6in" svg:width="0.18125in" svg:height="0.25in" draw:z-index="251652608" draw:id="id8" draw:style-name="a11" draw:name="Rectangle 19" text:anchor-type="paragraph"><svg:title/><svg:desc/><text:p text:style-name="內文"><text:span text:style-name="T16">合</text:span></text:p><draw:enhanced-geometry draw:type="non-primitive" svg:viewBox="0 0 21600 21600" draw:enhanced-path="M 0 0 L 21600 0 21600 21600 0 21600 Z N"/></draw:custom-shape></text:span><text:span text:style-name="T17"><draw:custom-shape svg:x="2.5in" svg:y="5.75in" svg:width="0.18125in" svg:height="0.25in" draw:z-index="251651584" draw:id="id9" draw:style-name="a12" draw:name="Rectangle 18" text:anchor-type="paragraph"><svg:title/><svg:desc/><text:p text:style-name="內文"><text:span text:style-name="T18">符</text:span></text:p><draw:enhanced-geometry draw:type="non-primitive" svg:viewBox="0 0 21600 21600" draw:enhanced-path="M 0 0 L 21600 0 21600 21600 0 21600 Z N"/></draw:custom-shape></text:span><text:span text:style-name="T19"><draw:custom-shape svg:width="0.36181in" svg:height="0.25in" draw:z-index="251655680" draw:id="id10" draw:style-name="a13" draw:transform="translate(-0.1809in -0.125in) rotate(-1.5708) translate(1.99965in 5.43125in)" draw:name="Rectangle 22" text:anchor-type="paragraph"><svg:title/><svg:desc/><text:p text:style-name="內文"><text:span text:style-name="T20">課長</text:span></text:p><draw:enhanced-geometry draw:type="non-primitive" svg:viewBox="0 0 21600 21600" draw:enhanced-path="M 0 0 L 21600 0 21600 21600 0 21600 Z N"/></draw:custom-shape></text:span><text:span text:style-name="T21"><draw:connector draw:type="line" svg:x1="2.85347in" svg:y1="2.23542in" svg:x2="2.85347in" svg:y2="2.73542in" draw:z-index="251672064" draw:id="id11" draw:style-name="a15" draw:name="Line 38" text:anchor-type="paragraph"><svg:title/><svg:desc/></draw:connector></text:span><text:span text:style-name="T22"><draw:connector draw:type="line" svg:x1="2.83056in" svg:y1="1.23333in" svg:x2="2.83056in" svg:y2="1.60833in" draw:z-index="251671040" draw:id="id12" draw:style-name="a17" draw:name="Line 37" text:anchor-type="paragraph"><svg:title/><svg:desc/></draw:connector></text:span><text:span text:style-name="T23"><draw:custom-shape svg:x="2.23403in" svg:y="5.04236in" svg:width="1.26736in" svg:height="0.63264in" draw:z-index="251646464" draw:id="id13" draw:style-name="a18" draw:name="Rectangle 13" text:anchor-type="paragraph"><svg:title/><svg:desc/><text:p text:style-name="P24">決行</text:p><draw:enhanced-geometry draw:type="non-primitive" svg:viewBox="0 0 21600 21600" draw:enhanced-path="M 0 0 L 21600 0 21600 21600 0 21600 Z N"/></draw:custom-shape></text:span><text:span text:style-name="T25"><draw:custom-shape svg:x="2.53819in" svg:y="4.825in" svg:width="0.18125in" svg:height="0.25in" draw:z-index="251666944" draw:id="id14" draw:style-name="a19" draw:name="Rectangle 33" text:anchor-type="paragraph"><svg:title/><svg:desc/><text:p text:style-name="內文"><text:span text:style-name="T26">合</text:span></text:p><draw:enhanced-geometry draw:type="non-primitive" svg:viewBox="0 0 21600 21600" draw:enhanced-path="M 0 0 L 21600 0 21600 21600 0 21600 Z N"/></draw:custom-shape></text:span><text:span text:style-name="T27"><draw:custom-shape svg:x="2.53819in" svg:y="4.56875in" svg:width="0.18125in" svg:height="0.25in" draw:z-index="251665920" draw:id="id15" draw:style-name="a20" draw:name="Rectangle 32" text:anchor-type="paragraph"><svg:title/><svg:desc/><text:p text:style-name="內文"><text:span text:style-name="T28">符</text:span></text:p><draw:enhanced-geometry draw:type="non-primitive" svg:viewBox="0 0 21600 21600" draw:enhanced-path="M 0 0 L 21600 0 21600 21600 0 21600 Z N"/></draw:custom-shape></text:span><text:span text:style-name="T29"><draw:custom-shape svg:x="2.625in" svg:y="4.125in" svg:width="0.47222in" svg:height="0.25in" draw:z-index="251667968" draw:id="id16" draw:style-name="a21" draw:name="Rectangle 34" text:anchor-type="paragraph"><svg:title/><svg:desc/><text:p text:style-name="P30">複核</text:p><draw:enhanced-geometry draw:type="non-primitive" svg:viewBox="0 0 21600 21600" draw:enhanced-path="M 0 0 L 21600 0 21600 21600 0 21600 Z N"/></draw:custom-shape></text:span><text:span text:style-name="T31"><draw:custom-shape svg:x="2.375in" svg:y="3.625in" svg:width="0.18125in" svg:height="0.25in" draw:z-index="251654656" draw:id="id17" draw:style-name="a22" draw:name="Rectangle 21" text:anchor-type="paragraph"><svg:title/><svg:desc/><text:p text:style-name="內文"><text:span text:style-name="T32">合</text:span></text:p><draw:enhanced-geometry draw:type="non-primitive" svg:viewBox="0 0 21600 21600" draw:enhanced-path="M 0 0 L 21600 0 21600 21600 0 21600 Z N"/></draw:custom-shape></text:span><text:span text:style-name="T33"><draw:custom-shape svg:x="2.375in" svg:y="3.375in" svg:width="0.18125in" svg:height="0.25in" draw:z-index="251653632" draw:id="id18" draw:style-name="a23" draw:name="Rectangle 20" text:anchor-type="paragraph"><svg:title/><svg:desc/><text:p text:style-name="內文"><text:span text:style-name="T34">符</text:span></text:p><draw:enhanced-geometry draw:type="non-primitive" svg:viewBox="0 0 21600 21600" draw:enhanced-path="M 0 0 L 21600 0 21600 21600 0 21600 Z N"/></draw:custom-shape></text:span><text:span text:style-name="T35"><draw:custom-shape svg:x="2.23403in" svg:y="3.91389in" svg:width="1.26736in" svg:height="0.63681in" draw:z-index="251664896" draw:id="id19" draw:style-name="a24" draw:name="Rectangle 31" text:anchor-type="paragraph"><svg:title/><svg:desc/><draw:enhanced-geometry draw:type="non-primitive" svg:viewBox="0 0 21600 21600" draw:enhanced-path="M 0 0 L 21600 0 21600 21600 0 21600 Z N"/></draw:custom-shape></text:span><text:span text:style-name="T36"><draw:custom-shape svg:x="3.87431in" svg:y="3.95417in" svg:width="0.36181in" svg:height="0.25in" draw:z-index="251663872" draw:id="id20" draw:style-name="a25" draw:name="Rectangle 30" text:anchor-type="paragraph"><svg:title/><svg:desc/><text:p text:style-name="內文"><text:span text:style-name="T37">不合</text:span></text:p><draw:enhanced-geometry draw:type="non-primitive" svg:viewBox="0 0 21600 21600" draw:enhanced-path="M 0 0 L 21600 0 21600 21600 0 21600 Z N"/></draw:custom-shape></text:span><text:span text:style-name="T38"><draw:connector draw:type="line" svg:x1="3.48889in" svg:y1="4.25694in" svg:x2="4.81111in" svg:y2="4.25694in" draw:z-index="251662848" draw:id="id21" draw:style-name="a26" draw:name="Line 29" text:anchor-type="paragraph"><svg:title/><svg:desc/></draw:connector></text:span><text:span text:style-name="T39"><draw:connector draw:type="line" svg:x1="4.80694in" svg:y1="4.26319in" svg:x2="4.80694in" svg:y2="3.51319in" draw:z-index="251668992" draw:id="id22" draw:style-name="a28" draw:name="Line 35" text:anchor-type="paragraph"><svg:title/><svg:desc/></draw:connector></text:span><text:span text:style-name="T40"><draw:custom-shape svg:x="3.71389in" svg:y="2.72569in" svg:width="0.36181in" svg:height="0.25in" draw:z-index="251660800" draw:id="id23" draw:style-name="a29" draw:name="Rectangle 27" text:anchor-type="paragraph"><svg:title/><svg:desc/><text:p text:style-name="內文"><text:span text:style-name="T41">不合</text:span></text:p><draw:enhanced-geometry draw:type="non-primitive" svg:viewBox="0 0 21600 21600" draw:enhanced-path="M 0 0 L 21600 0 21600 21600 0 21600 Z N"/></draw:custom-shape></text:span><text:span text:style-name="T42"><draw:custom-shape svg:x="4.3in" svg:y="2.56944in" svg:width="1in" svg:height="0.97431in" draw:z-index="251661824" draw:id="id24" draw:style-name="a30" draw:name="Rectangle 28" text:anchor-type="paragraph"><svg:title/><svg:desc/><text:p text:style-name="P43"><text:span text:style-name="T44">退回補正者重新申報</text:span></text:p><text:p text:style-name="內文"/><text:p text:style-name="內文"/><draw:enhanced-geometry draw:type="non-primitive" svg:viewBox="0 0 21600 21600" draw:enhanced-path="M 0 0 L 21600 0 21600 21600 0 21600 Z N"/></draw:custom-shape></text:span><text:span text:style-name="T45"><draw:custom-shape svg:width="0.54236in" svg:height="0.25in" draw:z-index="251645440" draw:id="id25" draw:style-name="a31" draw:transform="translate(-0.27118in -0.125in) rotate(-1.5708) translate(2.01701in 3.07778in)" draw:name="Rectangle 12" text:anchor-type="paragraph"><svg:title/><svg:desc/><text:p text:style-name="內文"><text:span text:style-name="T46">承辦員</text:span></text:p><draw:enhanced-geometry draw:type="non-primitive" svg:viewBox="0 0 21600 21600" draw:enhanced-path="M 0 0 L 21600 0 21600 21600 0 21600 Z N"/></draw:custom-shape></text:span><text:span text:style-name="T47"><draw:custom-shape svg:x="2.51042in" svg:y="2.93611in" svg:width="0.72292in" svg:height="0.25in" draw:z-index="251644416" draw:id="id26" draw:style-name="a32" draw:name="Rectangle 11" text:anchor-type="paragraph"><svg:title/><svg:desc/><text:p text:style-name="內文"><text:span text:style-name="T48">書表審查</text:span></text:p><draw:enhanced-geometry draw:type="non-primitive" svg:viewBox="0 0 21600 21600" draw:enhanced-path="M 0 0 L 21600 0 21600 21600 0 21600 Z N"/></draw:custom-shape></text:span><text:span text:style-name="T49"><draw:custom-shape svg:x="2.25in" svg:y="2.75in" svg:width="1.26736in" svg:height="0.63681in" draw:z-index="251643392" draw:id="id27" draw:style-name="a33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50"><draw:custom-shape svg:width="0.36181in" svg:height="0.25in" draw:z-index="251642368" draw:id="id28" draw:style-name="a34" draw:transform="translate(-0.1809in -0.125in) rotate(-1.5708) translate(1.99965in 1.93125in)" draw:name="Rectangle 9" text:anchor-type="paragraph"><svg:title/><svg:desc/><text:p text:style-name="內文"><text:span text:style-name="T51">課長</text:span></text:p><draw:enhanced-geometry draw:type="non-primitive" svg:viewBox="0 0 21600 21600" draw:enhanced-path="M 0 0 L 21600 0 21600 21600 0 21600 Z N"/></draw:custom-shape></text:span><text:span text:style-name="T52"><draw:custom-shape svg:x="2.62639in" svg:y="1.80139in" svg:width="0.36181in" svg:height="0.25in" draw:z-index="251641344" draw:id="id29" draw:style-name="a35" draw:name="Rectangle 8" text:anchor-type="paragraph"><svg:title/><svg:desc/><text:p text:style-name="內文"><text:span text:style-name="T53">派件</text:span></text:p><draw:enhanced-geometry draw:type="non-primitive" svg:viewBox="0 0 21600 21600" draw:enhanced-path="M 0 0 L 21600 0 21600 21600 0 21600 Z N"/></draw:custom-shape></text:span><text:span text:style-name="T54"><draw:custom-shape svg:x="2.21319in" svg:y="1.60556in" svg:width="1.26736in" svg:height="0.63264in" draw:z-index="251640320" draw:id="id30" draw:style-name="a36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55"><draw:custom-shape svg:x="2.625in" svg:y="0.75in" svg:width="0.36181in" svg:height="0.25in" draw:z-index="251639296" draw:id="id31" draw:style-name="a37" draw:name="Rectangle 6" text:anchor-type="paragraph"><svg:title/><svg:desc/><text:p text:style-name="內文"><text:span text:style-name="T56">掛號</text:span></text:p><draw:enhanced-geometry draw:type="non-primitive" svg:viewBox="0 0 21600 21600" draw:enhanced-path="M 0 0 L 21600 0 21600 21600 0 21600 Z N"/></draw:custom-shape></text:span><text:span text:style-name="T57"><draw:custom-shape svg:x="1.875in" svg:y="1.125in" svg:width="0.18125in" svg:height="0.25in" draw:z-index="251658752" draw:id="id32" draw:style-name="a38" draw:name="Rectangle 25" text:anchor-type="paragraph"><svg:title/><svg:desc/><text:p text:style-name="內文"><text:span text:style-name="T58">室</text:span></text:p><draw:enhanced-geometry draw:type="non-primitive" svg:viewBox="0 0 21600 21600" draw:enhanced-path="M 0 0 L 21600 0 21600 21600 0 21600 Z N"/></draw:custom-shape></text:span><text:span text:style-name="T59"><draw:custom-shape svg:x="1.875in" svg:y="0.875in" svg:width="0.18125in" svg:height="0.25in" draw:z-index="251657728" draw:id="id33" draw:style-name="a39" draw:name="Rectangle 24" text:anchor-type="paragraph"><svg:title/><svg:desc/><text:p text:style-name="內文"><text:span text:style-name="T60">書</text:span></text:p><draw:enhanced-geometry draw:type="non-primitive" svg:viewBox="0 0 21600 21600" draw:enhanced-path="M 0 0 L 21600 0 21600 21600 0 21600 Z N"/></draw:custom-shape></text:span><text:span text:style-name="T61"><draw:custom-shape svg:x="1.875in" svg:y="0.625in" svg:width="0.18125in" svg:height="0.25in" draw:z-index="251656704" draw:id="id34" draw:style-name="a40" draw:name="Rectangle 23" text:anchor-type="paragraph"><svg:title/><svg:desc/><text:p text:style-name="內文"><text:span text:style-name="T62">祕</text:span></text:p><draw:enhanced-geometry draw:type="non-primitive" svg:viewBox="0 0 21600 21600" draw:enhanced-path="M 0 0 L 21600 0 21600 21600 0 21600 Z N"/></draw:custom-shape></text:span><text:span text:style-name="T63"><draw:custom-shape svg:x="2.20278in" svg:y="0.59167in" svg:width="1.26736in" svg:height="0.62917in" draw:z-index="251638272" draw:id="id35" draw:style-name="a4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64"><draw:connector draw:type="line" svg:x1="3.49976in" svg:y1="2.99986in" svg:x2="4.25092in" svg:y2="3.00069in" draw:id="id36" draw:style-name="a43" draw:name="畫布 2"><svg:title/><svg:desc/></draw:connector></text:span></text:p>
      <text:p text:style-name="P65"/>
      <text:p text:style-name="P66"/>
      <text:p text:style-name="P67"/>
      <text:p text:style-name="P68"/>
      <text:p text:style-name="P69"/>
      <text:p text:style-name="內文"><text:span text:style-name="T70"><draw:connector draw:type="line" svg:x1="2.85972in" svg:y1="0.27708in" svg:x2="2.85972in" svg:y2="0.77708in" draw:z-index="251676160" draw:id="id37" draw:style-name="a45" draw:name="Line 42" text:anchor-type="paragraph"><svg:title/><svg:desc/></draw:connector></text:span></text:p>
      <text:p text:style-name="內文"><text:span text:style-name="T71"><draw:custom-shape svg:x="2.27014in" svg:y="0.27708in" svg:width="1.26736in" svg:height="0.375in" draw:z-index="251670016" draw:id="id38" draw:style-name="a46" draw:name="Rectangle 36" text:anchor-type="paragraph"><svg:title/><svg:desc/><text:p text:style-name="P72">結案歸檔</text:p><draw:enhanced-geometry draw:type="non-primitive" svg:viewBox="0 0 21600 21600" draw:enhanced-path="M 0 0 L 21600 0 21600 21600 0 21600 Z N"/></draw:custom-shape></text:span></text:p>
      <text:p text:style-name="P73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7" svg:viewBox="0 0 20 30" svg:d="m10 0-10 30h20z"/>
    <draw:marker draw:name="a44" svg:viewBox="0 0 20 30" svg:d="m10 0-10 30h20z"/>
    <draw:marker draw:name="a7" svg:viewBox="0 0 20 30" svg:d="m10 0-10 30h20z"/>
    <draw:marker draw:name="a16" svg:viewBox="0 0 20 30" svg:d="m10 0-10 30h20z"/>
    <draw:marker draw:name="a9" svg:viewBox="0 0 20 30" svg:d="m10 0-10 30h20z"/>
    <draw:marker draw:name="a42" svg:viewBox="0 0 20 30" svg:d="m10 0-10 30h20z"/>
    <draw:marker draw:name="a5" svg:viewBox="0 0 20 30" svg:d="m10 0-10 30h20z"/>
    <draw:marker draw:name="a14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600030</meta:initial-creator>
    <dc:creator>林茂昌</dc:creator>
    <meta:creation-date>2018-11-14T01:40:00Z</meta:creation-date>
    <dc:date>2018-11-14T01:40:00Z</dc:date>
    <meta:print-date>2018-11-14T01:4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" meta:character-count="75" meta:row-count="1" meta:non-whitespace-character-count="65"/>
  </office:meta>
</office:document-meta>
</file>